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StarSymbol" svg:font-family="StarSymbol, 'Arial Unicode MS'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1" style:family="table">
      <style:table-properties style:width="17.11cm" fo:margin-left="-0.226cm" table:align="left" style:writing-mode="lr-tb"/>
    </style:style>
    <style:style style:name="Tabela1.A" style:family="table-column">
      <style:table-column-properties style:column-width="1.064cm"/>
    </style:style>
    <style:style style:name="Tabela1.B" style:family="table-column">
      <style:table-column-properties style:column-width="7.629cm"/>
    </style:style>
    <style:style style:name="Tabela1.C" style:family="table-column">
      <style:table-column-properties style:column-width="8.41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4f81bd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text-properties style:use-window-font-color="true" fo:language="en" fo:country="GB" officeooo:paragraph-rsid="0020eee2" fo:background-color="transparent"/>
    </style:style>
    <style:style style:name="P8" style:family="paragraph" style:parent-style-name="Standard">
      <style:text-properties style:use-window-font-color="true" fo:language="en" fo:country="GB" fo:font-weight="bold" officeooo:paragraph-rsid="0020eee2" fo:background-color="transparent" style:font-weight-asian="bold" style:font-weight-complex="bold"/>
    </style:style>
    <style:style style:name="P9" style:family="paragraph" style:parent-style-name="Standard">
      <style:text-properties style:use-window-font-color="true" officeooo:paragraph-rsid="0020eee2"/>
    </style:style>
    <style:style style:name="P10" style:family="paragraph" style:parent-style-name="Standard">
      <style:text-properties style:use-window-font-color="true" officeooo:paragraph-rsid="0020eee2" fo:background-color="transparent"/>
    </style:style>
    <style:style style:name="P11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officeooo:paragraph-rsid="0020eee2" fo:background-color="transparent"/>
    </style:style>
    <style:style style:name="P12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officeooo:rsid="0020eee2" officeooo:paragraph-rsid="0020eee2" fo:background-color="transparent"/>
    </style:style>
    <style:style style:name="P13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officeooo:rsid="002543ef" officeooo:paragraph-rsid="002543ef" fo:background-color="transparent"/>
    </style:style>
    <style:style style:name="P14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officeooo:rsid="0025b083" officeooo:paragraph-rsid="0025b083" fo:background-color="transparent"/>
    </style:style>
    <style:style style:name="P15" style:family="paragraph" style:parent-style-name="Standard">
      <style:text-properties style:use-window-font-color="true" fo:font-weight="bold" officeooo:paragraph-rsid="0020eee2" fo:background-color="transparent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fo:font-weight="bold" officeooo:paragraph-rsid="0020eee2" fo:background-color="transparent" style:font-weight-asian="bold" style:font-weight-complex="bold"/>
    </style:style>
    <style:style style:name="P17" style:family="paragraph" style:parent-style-name="Standard">
      <style:text-properties style:use-window-font-color="true" fo:font-weight="bold" officeooo:paragraph-rsid="0025b083" fo:background-color="transparent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fo:font-weight="bold" officeooo:rsid="0020eee2" officeooo:paragraph-rsid="0020eee2" fo:background-color="transparent" style:font-weight-asian="bold" style:font-weight-complex="bold"/>
    </style:style>
    <style:style style:name="P19" style:family="paragraph" style:parent-style-name="Standard">
      <style:text-properties style:use-window-font-color="true" fo:font-weight="bold" officeooo:paragraph-rsid="001ffe08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0.847cm"/>
          <style:tab-stop style:position="16.999cm" style:type="right" style:leader-style="dotted" style:leader-text="."/>
        </style:tab-stops>
      </style:paragraph-properties>
      <style:text-properties style:use-window-font-color="true"/>
    </style:style>
    <style:style style:name="P21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fo:font-weight="normal" officeooo:rsid="0020eee2" officeooo:paragraph-rsid="0020eee2" fo:background-color="transparent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use-window-font-color="true"/>
    </style:style>
    <style:style style:name="P23" style:family="paragraph" style:parent-style-name="Text_20_body">
      <style:text-properties style:use-window-font-color="true"/>
    </style:style>
    <style:style style:name="P24" style:family="paragraph" style:parent-style-name="Text_20_body">
      <style:paragraph-properties fo:text-align="justify" style:justify-single-word="false"/>
      <style:text-properties style:use-window-font-color="true"/>
    </style:style>
    <style:style style:name="P25" style:family="paragraph" style:parent-style-name="Text_20_body">
      <style:text-properties style:use-window-font-color="true" officeooo:rsid="001e8b37" officeooo:paragraph-rsid="001e8b37"/>
    </style:style>
    <style:style style:name="P26" style:family="paragraph" style:parent-style-name="Text_20_body">
      <style:text-properties style:use-window-font-color="true" officeooo:paragraph-rsid="0020eee2"/>
    </style:style>
    <style:style style:name="P27" style:family="paragraph" style:parent-style-name="Text_20_body">
      <style:text-properties style:use-window-font-color="true" style:font-name-asian="Times New Roman"/>
    </style:style>
    <style:style style:name="P28" style:family="paragraph" style:parent-style-name="Text_20_body">
      <style:paragraph-properties>
        <style:tab-stops>
          <style:tab-stop style:position="0cm"/>
        </style:tab-stops>
      </style:paragraph-properties>
      <style:text-properties style:use-window-font-color="true" officeooo:paragraph-rsid="001ffe08"/>
    </style:style>
    <style:style style:name="P29" style:family="paragraph" style:parent-style-name="Text_20_body">
      <style:paragraph-properties fo:margin-top="0cm" fo:margin-bottom="0.212cm" loext:contextual-spacing="false" style:snap-to-layout-grid="false"/>
      <style:text-properties style:use-window-font-color="true"/>
    </style:style>
    <style:style style:name="P30" style:family="paragraph" style:parent-style-name="Text_20_body">
      <style:paragraph-properties fo:margin-top="0cm" fo:margin-bottom="0.212cm" loext:contextual-spacing="false" style:snap-to-layout-grid="false"/>
      <style:text-properties style:use-window-font-color="true" officeooo:rsid="001f9f04" officeooo:paragraph-rsid="001f9f04"/>
    </style:style>
    <style:style style:name="P31" style:family="paragraph" style:parent-style-name="Contents_20_Heading">
      <style:paragraph-properties fo:margin-left="11.255cm" fo:margin-right="0cm" fo:text-indent="1.251cm" style:auto-text-indent="false" fo:break-before="page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list-style-name="L1">
      <style:text-properties officeooo:paragraph-rsid="0020eee2"/>
    </style:style>
    <style:style style:name="P37" style:family="paragraph" style:parent-style-name="Standard" style:list-style-name="L1">
      <style:text-properties style:use-window-font-color="true" officeooo:paragraph-rsid="0020eee2"/>
    </style:style>
    <style:style style:name="P38" style:family="paragraph" style:parent-style-name="Standard" style:list-style-name="L1">
      <style:text-properties style:use-window-font-color="true" officeooo:rsid="001f9f04" officeooo:paragraph-rsid="0020eee2"/>
    </style:style>
    <style:style style:name="P39" style:family="paragraph" style:parent-style-name="Standard" style:list-style-name="L1">
      <style:text-properties style:use-window-font-color="true" officeooo:paragraph-rsid="0020eee2" fo:background-color="transparent"/>
    </style:style>
    <style:style style:name="P40" style:family="paragraph" style:parent-style-name="Standard" style:list-style-name="L2">
      <style:text-properties style:use-window-font-color="true" officeooo:paragraph-rsid="0020eee2" fo:background-color="transparent"/>
    </style:style>
    <style:style style:name="P41" style:family="paragraph" style:parent-style-name="Standard" style:list-style-name="L3">
      <style:text-properties style:use-window-font-color="true" officeooo:paragraph-rsid="0020eee2" fo:background-color="transparent"/>
    </style:style>
    <style:style style:name="P42" style:family="paragraph" style:parent-style-name="Standard" style:list-style-name="L4">
      <style:text-properties style:use-window-font-color="true" officeooo:paragraph-rsid="0020eee2" fo:background-color="transparent"/>
    </style:style>
    <style:style style:name="P43" style:family="paragraph" style:parent-style-name="Standard" style:list-style-name="L5">
      <style:text-properties style:use-window-font-color="true" officeooo:paragraph-rsid="0020eee2" fo:background-color="transparent"/>
    </style:style>
    <style:style style:name="P44" style:family="paragraph" style:parent-style-name="Standard" style:list-style-name="L6">
      <style:paragraph-properties>
        <style:tab-stops>
          <style:tab-stop style:position="0cm"/>
        </style:tab-stops>
      </style:paragraph-properties>
      <style:text-properties style:use-window-font-color="true" officeooo:paragraph-rsid="0020eee2" fo:background-color="transparent"/>
    </style:style>
    <style:style style:name="P45" style:family="paragraph" style:parent-style-name="Standard" style:list-style-name="L9">
      <style:paragraph-properties>
        <style:tab-stops>
          <style:tab-stop style:position="0cm"/>
        </style:tab-stops>
      </style:paragraph-properties>
      <style:text-properties style:use-window-font-color="true" officeooo:paragraph-rsid="0020eee2" fo:background-color="transparent"/>
    </style:style>
    <style:style style:name="P46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officeooo:paragraph-rsid="0020eee2" fo:background-color="transparent"/>
    </style:style>
    <style:style style:name="P47" style:family="paragraph" style:parent-style-name="Standard" style:list-style-name="L6">
      <style:paragraph-properties>
        <style:tab-stops>
          <style:tab-stop style:position="0cm"/>
        </style:tab-stops>
      </style:paragraph-properties>
      <style:text-properties style:use-window-font-color="true" officeooo:rsid="0020eee2" officeooo:paragraph-rsid="0020eee2" fo:background-color="transparent"/>
    </style:style>
    <style:style style:name="P48" style:family="paragraph" style:parent-style-name="Standard" style:list-style-name="L7">
      <style:paragraph-properties>
        <style:tab-stops>
          <style:tab-stop style:position="0cm"/>
        </style:tab-stops>
      </style:paragraph-properties>
      <style:text-properties style:use-window-font-color="true" officeooo:rsid="0020eee2" officeooo:paragraph-rsid="0020eee2" fo:background-color="transparent"/>
    </style:style>
    <style:style style:name="P49" style:family="paragraph" style:parent-style-name="Standard" style:list-style-name="L8">
      <style:text-properties style:use-window-font-color="true" officeooo:paragraph-rsid="0020eee2" fo:background-color="transparent"/>
    </style:style>
    <style:style style:name="P50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officeooo:rsid="0025b083" officeooo:paragraph-rsid="0025b083" fo:background-color="transparent"/>
    </style:style>
    <style:style style:name="P51" style:family="paragraph" style:parent-style-name="Standard" style:list-style-name="L10">
      <style:text-properties style:use-window-font-color="true" officeooo:paragraph-rsid="001ffe08" fo:background-color="transparent"/>
    </style:style>
    <style:style style:name="P52" style:family="paragraph" style:parent-style-name="Standard">
      <style:text-properties style:use-window-font-color="true" officeooo:paragraph-rsid="0020eee2" fo:background-color="transparent"/>
    </style:style>
    <style:style style:name="P53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officeooo:rsid="0027b685" officeooo:paragraph-rsid="0027b685" fo:background-color="transparent"/>
    </style:style>
    <style:style style:name="P54" style:family="paragraph" style:parent-style-name="Standard" style:list-style-name="L12">
      <style:paragraph-properties>
        <style:tab-stops>
          <style:tab-stop style:position="0cm"/>
        </style:tab-stops>
      </style:paragraph-properties>
      <style:text-properties style:use-window-font-color="true" officeooo:rsid="002a4481" officeooo:paragraph-rsid="002a4481" fo:background-color="transparent"/>
    </style:style>
    <style:style style:name="P55" style:family="paragraph" style:parent-style-name="Standard" style:list-style-name="L10">
      <style:text-properties style:use-window-font-color="true" officeooo:paragraph-rsid="001ffe08"/>
    </style:style>
    <style:style style:name="P56" style:family="paragraph" style:parent-style-name="Standard">
      <style:text-properties style:use-window-font-color="true" fo:font-weight="bold" officeooo:paragraph-rsid="0020eee2" fo:background-color="transparent" style:font-weight-asian="bold" style:font-weight-complex="bold"/>
    </style:style>
    <style:style style:name="P57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fo:font-weight="bold" officeooo:paragraph-rsid="0020eee2" fo:background-color="transparent" style:font-weight-asian="bold" style:font-weight-complex="bold"/>
    </style:style>
    <style:style style:name="P58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fo:font-weight="bold" officeooo:rsid="0025b083" officeooo:paragraph-rsid="0025b083" fo:background-color="transparent" style:font-weight-asian="bold" style:font-weight-complex="bold"/>
    </style:style>
    <style:style style:name="P59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fo:font-weight="bold" officeooo:rsid="0027b685" officeooo:paragraph-rsid="0027b685" fo:background-color="transparent" style:font-weight-asian="bold" style:font-weight-complex="bold"/>
    </style:style>
    <style:style style:name="P60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officeooo:paragraph-rsid="00295034"/>
    </style:style>
    <style:style style:name="P61" style:family="paragraph" style:parent-style-name="Standard" style:list-style-name="L2">
      <style:text-properties officeooo:paragraph-rsid="0020eee2"/>
    </style:style>
    <style:style style:name="P62" style:family="paragraph" style:parent-style-name="Standard" style:list-style-name="L10">
      <style:text-properties officeooo:paragraph-rsid="001ffe08"/>
    </style:style>
    <style:style style:name="P63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26e93a"/>
    </style:style>
    <style:style style:name="P64" style:family="paragraph" style:parent-style-name="Standard">
      <style:text-properties officeooo:paragraph-rsid="0020eee2"/>
    </style:style>
    <style:style style:name="P65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30f1ce"/>
    </style:style>
    <style:style style:name="P66" style:family="paragraph" style:parent-style-name="Text_20_body">
      <style:text-properties style:use-window-font-color="true"/>
    </style:style>
    <style:style style:name="P67" style:family="paragraph" style:parent-style-name="Text_20_body">
      <style:text-properties style:use-window-font-color="true" officeooo:rsid="001e8b37" officeooo:paragraph-rsid="0020eee2"/>
    </style:style>
    <style:style style:name="P68" style:family="paragraph" style:parent-style-name="Text_20_body">
      <style:text-properties style:use-window-font-color="true" officeooo:paragraph-rsid="002ad9be"/>
    </style:style>
    <style:style style:name="P69" style:family="paragraph" style:parent-style-name="Text_20_body">
      <style:text-properties style:use-window-font-color="true" officeooo:rsid="002d1d69" officeooo:paragraph-rsid="002d1d69"/>
    </style:style>
    <style:style style:name="P70" style:family="paragraph" style:parent-style-name="Text_20_body">
      <style:paragraph-properties>
        <style:tab-stops>
          <style:tab-stop style:position="0cm"/>
        </style:tab-stops>
      </style:paragraph-properties>
      <style:text-properties officeooo:rsid="002f071d" officeooo:paragraph-rsid="002f071d"/>
    </style:style>
    <style:style style:name="P71" style:family="paragraph" style:parent-style-name="Text_20_body" style:list-style-name="L13">
      <style:paragraph-properties>
        <style:tab-stops>
          <style:tab-stop style:position="0cm"/>
        </style:tab-stops>
      </style:paragraph-properties>
      <style:text-properties officeooo:rsid="002f071d" officeooo:paragraph-rsid="002f071d"/>
    </style:style>
    <style:style style:name="P72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/>
    </style:style>
    <style:style style:name="P73" style:family="paragraph" style:parent-style-name="Heading_20_2">
      <style:paragraph-properties>
        <style:tab-stops>
          <style:tab-stop style:position="0cm"/>
        </style:tab-stops>
      </style:paragraph-properties>
      <style:text-properties style:use-window-font-color="true"/>
    </style:style>
    <style:style style:name="P74" style:family="paragraph" style:parent-style-name="Heading_20_2">
      <style:paragraph-properties>
        <style:tab-stops>
          <style:tab-stop style:position="0cm"/>
        </style:tab-stops>
      </style:paragraph-properties>
      <style:text-properties style:use-window-font-color="true" officeooo:rsid="001ffe08" officeooo:paragraph-rsid="001ffe08"/>
    </style:style>
    <style:style style:name="P75" style:family="paragraph" style:parent-style-name="Heading_20_4">
      <style:paragraph-properties>
        <style:tab-stops>
          <style:tab-stop style:position="0cm"/>
        </style:tab-stops>
      </style:paragraph-properties>
      <style:text-properties officeooo:paragraph-rsid="0026e93a"/>
    </style:style>
    <style:style style:name="P76" style:family="paragraph" style:parent-style-name="Heading_20_4">
      <style:paragraph-properties>
        <style:tab-stops>
          <style:tab-stop style:position="0cm"/>
        </style:tab-stops>
      </style:paragraph-properties>
      <style:text-properties style:use-window-font-color="true" fo:language="en" fo:country="GB" fo:font-weight="bold" officeooo:paragraph-rsid="0026e93a" fo:background-color="transparent" style:font-weight-asian="bold" style:font-weight-complex="bold"/>
    </style:style>
    <style:style style:name="P77" style:family="paragraph" style:parent-style-name="Heading_20_3">
      <style:paragraph-properties>
        <style:tab-stops>
          <style:tab-stop style:position="0cm"/>
        </style:tab-stops>
      </style:paragraph-properties>
      <style:text-properties style:use-window-font-color="true"/>
    </style:style>
    <style:style style:name="P78" style:family="paragraph" style:parent-style-name="Heading_20_3">
      <style:paragraph-properties>
        <style:tab-stops>
          <style:tab-stop style:position="0cm"/>
        </style:tab-stops>
      </style:paragraph-properties>
      <style:text-properties style:use-window-font-color="true" officeooo:paragraph-rsid="002d1d69"/>
    </style:style>
    <style:style style:name="P79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20eee2"/>
    </style:style>
    <style:style style:name="P80" style:family="paragraph" style:parent-style-name="Contents_20_Heading">
      <style:paragraph-properties fo:margin-left="11.255cm" fo:margin-right="0cm" fo:text-indent="0cm" style:auto-text-indent="false"/>
      <style:text-properties fo:color="#4f81bd" officeooo:rsid="001e8b37" officeooo:paragraph-rsid="001e8b37"/>
    </style:style>
    <style:style style:name="P8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30f1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f81bd"/>
    </style:style>
    <style:style style:name="T3" style:family="text">
      <style:text-properties fo:color="#4f81bd" style:font-name-asian="Times New Roman"/>
    </style:style>
    <style:style style:name="T4" style:family="text">
      <style:text-properties fo:color="#4f81bd" style:font-name-asian="Times New Roman" style:font-name-complex="Times New Roman"/>
    </style:style>
    <style:style style:name="T5" style:family="text">
      <style:text-properties fo:color="#4f81bd" officeooo:rsid="0030f1ce"/>
    </style:style>
    <style:style style:name="T6" style:family="text">
      <style:text-properties officeooo:rsid="001e8b37"/>
    </style:style>
    <style:style style:name="T7" style:family="text">
      <style:text-properties officeooo:rsid="001ffe08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 loext:char-shading-value="0"/>
    </style:style>
    <style:style style:name="T10" style:family="text">
      <style:text-properties style:use-window-font-color="true" fo:background-color="transparent" loext:char-shading-value="0"/>
    </style:style>
    <style:style style:name="T11" style:family="text">
      <style:text-properties style:use-window-font-color="true" officeooo:rsid="0026e93a"/>
    </style:style>
    <style:style style:name="T12" style:family="text">
      <style:text-properties style:use-window-font-color="true" fo:language="en" fo:country="GB" fo:font-weight="bold" fo:background-color="transparent" loext:char-shading-value="0" style:font-weight-asian="bold" style:font-weight-complex="bold"/>
    </style:style>
    <style:style style:name="T13" style:family="text">
      <style:text-properties style:use-window-font-color="true" officeooo:rsid="0030f1ce"/>
    </style:style>
    <style:style style:name="T14" style:family="text">
      <style:text-properties officeooo:rsid="0020eee2"/>
    </style:style>
    <style:style style:name="T15" style:family="text">
      <style:text-properties officeooo:rsid="0022af59"/>
    </style:style>
    <style:style style:name="T16" style:family="text">
      <style:text-properties officeooo:rsid="0026e93a"/>
    </style:style>
    <style:style style:name="T17" style:family="text">
      <style:text-properties officeooo:rsid="0027b685"/>
    </style:style>
    <style:style style:name="T18" style:family="text">
      <style:text-properties officeooo:rsid="002a4481"/>
    </style:style>
    <style:style style:name="T19" style:family="text">
      <style:text-properties officeooo:rsid="00295034" fo:background-color="transparent" loext:char-shading-value="0"/>
    </style:style>
    <style:style style:name="T20" style:family="text">
      <style:text-properties officeooo:rsid="002aa7fb"/>
    </style:style>
    <style:style style:name="T21" style:family="text">
      <style:text-properties officeooo:rsid="002ad9be"/>
    </style:style>
    <style:style style:name="T22" style:family="text">
      <style:text-properties officeooo:rsid="002b842c"/>
    </style:style>
    <style:style style:name="T23" style:family="text">
      <style:text-properties officeooo:rsid="002d1d69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­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gramowanie aplikacji klient-serwer</text:p>
      <text:p text:style-name="P3"/>
      <text:p text:style-name="P3"/>
      <text:p text:style-name="P5">Projekt 7 Sprawdzarka cen <text:span text:style-name="T6">z administracją</text:span>. (Temat <text:span text:style-name="T6">7</text:span>)</text:p>
      <text:p text:style-name="P6"/>
      <text:p text:style-name="P6"/>
      <text:p text:style-name="P3">Projekt</text:p>
      <text:p text:style-name="P3"/>
      <text:p text:style-name="P2">(wersja 1.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RZY PROJEKTU:</text:p>
      <text:p text:style-name="P3"/>
      <text:p text:style-name="P80"><text:s text:c="5"/>Szymon Zawartka</text:p>
      <text:p text:style-name="P31">Spis treści</text:p>
      <text:section text:style-name="Sect1" text:name="Sekcja1">
        <text:p text:style-name="P32"><text:span text:style-name="T4"><text:s/></text:span><text:span text:style-name="T2">1 <text:s/>Wstęp<text:tab/>3</text:span></text:p>
        <text:p text:style-name="P33"><text:span text:style-name="T4"><text:s/></text:span><text:span text:style-name="T2">1.1 <text:s/>Treść zadania<text:tab/>3</text:span></text:p>
        <text:p text:style-name="P33"><text:span text:style-name="T4"><text:s/></text:span><text:span text:style-name="T2">1.2 <text:s/>Dodatkowe założenia<text:tab/>3</text:span></text:p>
        <text:p text:style-name="P34"><text:span text:style-name="T3"><text:s/></text:span><text:span text:style-name="T2">1.2.1 <text:s/>Serwer<text:tab/>3</text:span></text:p>
        <text:p text:style-name="P34"><text:span text:style-name="T3"><text:s/></text:span><text:span text:style-name="T2">1.2.2 <text:s/>Klient<text:tab/>3</text:span></text:p>
        <text:p text:style-name="P32"><text:span text:style-name="T4"><text:s/></text:span><text:span text:style-name="T2">2 <text:s/>Słownik pojęć<text:tab/>3</text:span></text:p>
        <text:p text:style-name="P32"><text:span text:style-name="T4"><text:s/></text:span><text:span text:style-name="T2">3 <text:s/>Użyte protokoły<text:tab/>3</text:span></text:p>
        <text:p text:style-name="P33"><text:span text:style-name="T4"><text:s/></text:span><text:span text:style-name="T2">3.1 <text:s/>Protokół komunikacji klienta z serwerem<text:tab/>3</text:span></text:p>
        <text:p text:style-name="P34"><text:span text:style-name="T3"><text:s/></text:span><text:span text:style-name="T2">3.1.1 <text:s text:c="2"/>Wstęp<text:tab/>3</text:span></text:p>
        <text:p text:style-name="P34"><text:span text:style-name="T3"><text:s/></text:span><text:span text:style-name="T2">3.1.2 <text:s/>Dokładny opis funkcjonalny poszczególnych metod/komend<text:tab/>4</text:span></text:p>
        <text:p text:style-name="P82"><text:span text:style-name="T3"><text:s/></text:span><text:span text:style-name="T2">3.1.2.1 <text:s/></text:span><text:span text:style-name="T5">Funkcje serwera</text:span><text:span text:style-name="T2"> <text:tab/>4</text:span></text:p>
        <text:p text:style-name="P83"><text:span text:style-name="T2"><text:s/>3.1.2.1 <text:s/></text:span><text:span text:style-name="T5">Funkcje klienta</text:span><text:span text:style-name="T2"> <text:tab/></text:span><text:span text:style-name="T5">6</text:span></text:p>
        <text:p text:style-name="P32"><text:span text:style-name="T4"><text:s/></text:span><text:span text:style-name="T2">4 <text:s/>Przypadki użycia<text:tab/></text:span><text:span text:style-name="T5">8</text:span></text:p>
        <text:p text:style-name="P34"><text:span text:style-name="T3"><text:s/></text:span><text:span text:style-name="T2">4.1.1 <text:s/>Klient <text:s/></text:span><text:span text:style-name="T5">loguje się do serwera</text:span><text:span text:style-name="T2"><text:tab/></text:span><text:span text:style-name="T5">8</text:span></text:p>
        <text:p text:style-name="P34"><text:span text:style-name="T3"><text:s/></text:span><text:span text:style-name="T2">4.1.2 <text:s/>Klient </text:span><text:span text:style-name="T5">wy</text:span><text:span text:style-name="T2">log</text:span><text:span text:style-name="T5">ow</text:span><text:span text:style-name="T2">uje się </text:span><text:span text:style-name="T5">z</text:span><text:span text:style-name="T2"> serwera<text:tab/></text:span><text:span text:style-name="T5">8</text:span></text:p>
        <text:p text:style-name="P34"><text:span text:style-name="T3"><text:s/></text:span><text:span text:style-name="T2">4.1.3 <text:s/></text:span><text:span text:style-name="T5">Użytkownik szuka towaru</text:span><text:span text:style-name="T2"><text:tab/></text:span><text:span text:style-name="T5">8</text:span></text:p>
        <text:p text:style-name="P34"><text:span text:style-name="T3"><text:s/></text:span><text:span text:style-name="T2">4.1.4 <text:s/>Admin usuwa towar<text:tab/></text:span><text:span text:style-name="T5">8</text:span></text:p>
        <text:p text:style-name="P65"><text:span text:style-name="T2"><text:s text:c="9"/>4.1.</text:span><text:span text:style-name="T5">5</text:span><text:span text:style-name="T2"> <text:s/>Admin </text:span><text:span text:style-name="T5">dodaje</text:span><text:span text:style-name="T2"> towar<text:tab/></text:span><text:span text:style-name="T5">8</text:span></text:p>
        <text:p text:style-name="P65"><text:span text:style-name="T2"><text:s text:c="9"/>4.1.</text:span><text:span text:style-name="T5">6</text:span><text:span text:style-name="T2"> <text:s/>Admin </text:span><text:span text:style-name="T5">zmienia</text:span><text:span text:style-name="T2"> towar<text:tab/></text:span><text:span text:style-name="T5">8</text:span></text:p>
        <text:p text:style-name="P32"><text:span text:style-name="T4"><text:s/></text:span><text:span text:style-name="T2">5 <text:s/>Aplikacja klienta<text:tab/></text:span><text:span text:style-name="T5">8</text:span></text:p>
        <text:p text:style-name="P33"><text:span text:style-name="T4"><text:s/></text:span><text:span text:style-name="T2">5.1 <text:s/>Wstęp<text:tab/></text:span><text:span text:style-name="T5">8</text:span></text:p>
        <text:p text:style-name="P32"><text:span text:style-name="T4"><text:s/></text:span><text:span text:style-name="T2">6 <text:s/>Aplikacja serwera<text:tab/></text:span><text:span text:style-name="T5">9</text:span></text:p>
        <text:p text:style-name="P33"><text:span text:style-name="T4"><text:s/></text:span><text:span text:style-name="T2">6.1 <text:s/>Wstęp<text:tab/></text:span><text:span text:style-name="T5">9</text:span></text:p>
        <text:p text:style-name="P32"><text:span text:style-name="T4"><text:s/></text:span><text:span text:style-name="T2">7 <text:s/>Przechowywane dane <text:tab/></text:span><text:span text:style-name="T5">9</text:span></text:p>
        <text:p text:style-name="P33"><text:span text:style-name="T4"><text:s/></text:span><text:span text:style-name="T2">7.1 <text:s/>Wstęp<text:tab/>6</text:span></text:p>
        <text:p text:style-name="P33"><text:span text:style-name="T4"><text:s/></text:span><text:span text:style-name="T2">7.2 <text:s/>Plik .auth<text:tab/>6</text:span></text:p>
        <text:p text:style-name="P33"><text:span text:style-name="T4"><text:s/></text:span><text:span text:style-name="T2">7.3 <text:s/>Plik .baza<text:tab/>6</text:span></text:p>
        <text:p text:style-name="P32"><text:span text:style-name="T2"/></text:p>
      </text:section>
      <text:section text:style-name="Sect2" text:name="Sekcja2">
        <text:p text:style-name="P20"/>
        <text:p text:style-name="P22"/>
        <text:h text:style-name="P72" text:outline-level="1">Wstęp</text:h>
        <text:h text:style-name="P73" text:outline-level="2">Treść zadania</text:h>
        <text:p text:style-name="P24"><text:tab/>Serwer przechowuje bazę danych o towarach (kod, nazwa, cena). Klient wprowadza kod towaru (zgodny z kodem paskowym) i w odpowiedzi dostaje parę nazwa i cena.</text:p>
        <text:p text:style-name="P24">Administrator, <text:span text:style-name="T6">l</text:span>oguje się na serwer, <text:span text:style-name="T6">w</text:span>prowadza i modyfikuje dane towarów. <text:span text:style-name="T16">Posiada on również możliwość używania komend zwykłego użytkownika.</text:span></text:p>
        <text:h text:style-name="P73" text:outline-level="2">Dodatkowe założenia</text:h>
        <text:h text:style-name="P77" text:outline-level="3">Serwer</text:h>
        <text:p text:style-name="P23"><text:tab/>Serwer wykonany zostanie w języku „C”. Dane o klientach, plikach i zamówieniach będą przechowywane w <text:span text:style-name="T6">oddzielnych plikach. Oddzielny plik dla danych logowania dla użytkowników i oddzielny plik dla bazy danych produktów.</text:span></text:p>
        <text:h text:style-name="P77" text:outline-level="3">Klient</text:h>
        <text:p text:style-name="P23"><text:tab/>Klient będzie aplikacją napisaną w <text:span text:style-name="T6">języku C.</text:span></text:p>
        <text:h text:style-name="P72" text:outline-level="1">Słownik pojęć</text:h>
        <text:p text:style-name="P25"><text:tab/>Klient – to aplikacja klient która łączy się z instancją Serwera. Nie musi to być Klient sklepu ponieważ może to być też Admin.</text:p>
        <text:h text:style-name="P72" text:outline-level="1">Użyte protokoły</text:h>
        <text:h text:style-name="P73" text:outline-level="2">Protokół komunikacji klienta z serwerem</text:h>
        <text:h text:style-name="P77" text:outline-level="3"><text:tab/>Wstęp</text:h>
        <text:p text:style-name="P23"/>
        <text:p text:style-name="P67">Do komunikacja Klient Serwer użyty zostanie protokół TCP, ponieważ gwarantuje on ze nie nastąpi nigdzie wyciek przesyłanych danych. To co klient wysyła, serwer dostaje i vice versa.</text:p>
        <text:p text:style-name="P26">Program uruchamia instancję serwera do którego pozwala podłączyć się klientom. Klienci obsługiwani są współbieżnie. Serwer „forkuje” łącze accept dla każdej komendy klienta.</text:p>
        <text:list xml:id="list656868233" text:style-name="L1">
          <text:list-item>
            <text:p text:style-name="P37">serwer – odpala się na porcie 127.0.0.1 i zadanym w wierszu poleceń porcie</text:p>
          </text:list-item>
          <text:list-item>
            <text:p text:style-name="P38">klient – łączy się z serwerem z wywołaniem adresu na którym mamy się połączyć i portu serwera</text:p>
          </text:list-item>
        </text:list>
        <text:p text:style-name="P23"/>
        <text:p text:style-name="P23"/>
        <text:p text:style-name="P23"/>
        <text:p text:style-name="P23"/>
        <table:table table:name="Tabela1" table:style-name="Tabela1">
          <table:table-column table:style-name="Tabela1.A"/>
          <table:table-column table:style-name="Tabela1.B"/>
          <table:table-column table:style-name="Tabela1.C"/>
          <text:soft-page-break/>
          <table:table-row table:style-name="Tabela1.1">
            <table:table-cell table:style-name="Tabela1.A1" office:value-type="string">
              <text:p text:style-name="P29">Lp</text:p>
            </table:table-cell>
            <table:table-cell table:style-name="Tabela1.A1" office:value-type="string">
              <text:p text:style-name="P29">Treść komunikatu</text:p>
            </table:table-cell>
            <table:table-cell table:style-name="Tabela1.C1" office:value-type="string">
              <text:p text:style-name="P29">Spodziewana reakcja</text:p>
            </table:table-cell>
          </table:table-row>
          <table:table-row table:style-name="Tabela1.1">
            <table:table-cell table:style-name="Tabela1.A1" office:value-type="string">
              <text:p text:style-name="P30">1.</text:p>
            </table:table-cell>
            <table:table-cell table:style-name="Tabela1.A1" office:value-type="string">
              <text:p text:style-name="P30">poka [kod kreskowy] USER i ADMIN</text:p>
            </table:table-cell>
            <table:table-cell table:style-name="Tabela1.C1" office:value-type="string">
              <text:p text:style-name="P30">wyświetla produkt o zadanym ID</text:p>
            </table:table-cell>
          </table:table-row>
          <table:table-row table:style-name="Tabela1.1">
            <table:table-cell table:style-name="Tabela1.A1" office:value-type="string">
              <text:p text:style-name="P30">2.</text:p>
            </table:table-cell>
            <table:table-cell table:style-name="Tabela1.A1" office:value-type="string">
              <text:p text:style-name="P30">list USER i ADMIN</text:p>
            </table:table-cell>
            <table:table-cell table:style-name="Tabela1.C1" office:value-type="string">
              <text:p text:style-name="P30">wyświetla cały katalog produktów</text:p>
            </table:table-cell>
          </table:table-row>
          <table:table-row table:style-name="Tabela1.1">
            <table:table-cell table:style-name="Tabela1.A4" office:value-type="string">
              <text:p text:style-name="P30">3.</text:p>
            </table:table-cell>
            <table:table-cell table:style-name="Tabela1.A4" office:value-type="string">
              <text:p text:style-name="P30"><text:span text:style-name="T23">usun</text:span> [kod kreskowy] ADMIN</text:p>
            </table:table-cell>
            <table:table-cell table:style-name="Tabela1.C4" office:value-type="string">
              <text:p text:style-name="P30">kasuje produkt o zadanym ID</text:p>
            </table:table-cell>
          </table:table-row>
          <table:table-row table:style-name="Tabela1.1">
            <table:table-cell table:style-name="Tabela1.A4" office:value-type="string">
              <text:p text:style-name="P30">4.</text:p>
            </table:table-cell>
            <table:table-cell table:style-name="Tabela1.A4" office:value-type="string">
              <text:p text:style-name="P30">doda [kod kreskowy] [nazwa] [cena] ADMIN</text:p>
            </table:table-cell>
            <table:table-cell table:style-name="Tabela1.C4" office:value-type="string">
              <text:p text:style-name="P30">dodaje produkt o zadanym ID, nazwie i cenie</text:p>
            </table:table-cell>
          </table:table-row>
          <table:table-row table:style-name="Tabela1.1">
            <table:table-cell table:style-name="Tabela1.A4" office:value-type="string">
              <text:p text:style-name="P30">5.</text:p>
            </table:table-cell>
            <table:table-cell table:style-name="Tabela1.A4" office:value-type="string">
              <text:p text:style-name="P30">zmin [kod kreskowy] [nazwa] [cena] ADMIN</text:p>
            </table:table-cell>
            <table:table-cell table:style-name="Tabela1.C4" office:value-type="string">
              <text:p text:style-name="P30">zmienia produkt o zadanym ID, nazwie i cenie</text:p>
            </table:table-cell>
          </table:table-row>
          <table:table-row table:style-name="Tabela1.1">
            <table:table-cell table:style-name="Tabela1.A1" office:value-type="string">
              <text:p text:style-name="P30">6.</text:p>
            </table:table-cell>
            <table:table-cell table:style-name="Tabela1.A1" office:value-type="string">
              <text:p text:style-name="P30">quit</text:p>
            </table:table-cell>
            <table:table-cell table:style-name="Tabela1.C1" office:value-type="string">
              <text:p text:style-name="P30">Koniec sesji usera</text:p>
            </table:table-cell>
          </table:table-row>
        </table:table>
        <text:p text:style-name="P23"/>
        <text:h text:style-name="P79" text:outline-level="3"><text:span text:style-name="T8">Dokładny opis funkcjonalny poszczególnych metod/komend</text:span></text:h>
        <text:h text:style-name="P75" text:outline-level="4"><text:span text:style-name="T11">Funkcje serwera</text:span></text:h>
        <text:p text:style-name="P9"/>
        <text:p text:style-name="P64"><text:span text:style-name="T12">i</text:span><text:bookmark text:name="ftserve_recv_cmd"/><text:span text:style-name="T12">nt ftserve_recv_cmd(int sock_control, char*cmd, char*arg)</text:span></text:p>
        <text:p text:style-name="P7"/>
        <text:p text:style-name="P10">przyjmuje:</text:p>
        <text:list xml:id="list92517201607572" text:continue-numbering="true" text:style-name="L1">
          <text:list-item>
            <text:p text:style-name="P39">socket</text:p>
          </text:list-item>
          <text:list-item>
            <text:p text:style-name="P36"><text:span text:style-name="T9">cmd – char wypełnione przez funkcję </text:span><text:a xlink:type="simple" xlink:href="#recv_data" office:target-frame-name="_top" xlink:show="replace" text:style-name="Internet_20_link" text:visited-style-name="Visited_20_Internet_20_Link"><text:span text:style-name="Domyślna_20_czcionka_20_akapitu"><text:span text:style-name="T9">recv_data</text:span></text:span></text:a></text:p>
          </text:list-item>
          <text:list-item>
            <text:p text:style-name="P36"><text:span text:style-name="T9">arg – char wypełnione przez funkcję </text:span><text:a xlink:type="simple" xlink:href="#recv_data" office:target-frame-name="_top" xlink:show="replace" text:style-name="Internet_20_link" text:visited-style-name="Visited_20_Internet_20_Link"><text:span text:style-name="Domyślna_20_czcionka_20_akapitu"><text:span text:style-name="T9">recv_data</text:span></text:span></text:a><text:span text:style-name="T9">, lądują tutaj niepodzielone argumenty</text:span></text:p>
          </text:list-item>
        </text:list>
        <text:p text:style-name="P10"/>
        <text:p text:style-name="P10">zwraca:</text:p>
        <text:list xml:id="list2261633419" text:style-name="L2">
          <text:list-item>
            <text:p text:style-name="P61"><text:span text:style-name="T9">KOD odpowiedzi przez </text:span><text:a xlink:type="simple" xlink:href="#send_response" office:target-frame-name="_top" xlink:show="replace" text:style-name="Internet_20_link" text:visited-style-name="Visited_20_Internet_20_Link">send_response</text:a></text:p>
            <text:list>
              <text:list-item>
                <text:p text:style-name="P40">jeśli w cmd był QUIT to wysyła 221</text:p>
              </text:list-item>
              <text:list-item>
                <text:p text:style-name="P40">jeśli to jakaś INNA rozpoznana komenda to 200</text:p>
              </text:list-item>
              <text:list-item>
                <text:p text:style-name="P40">jeśli nierozpoznana komenda to 502</text:p>
              </text:list-item>
            </text:list>
          </text:list-item>
        </text:list>
        <text:p text:style-name="P10"/>
        <text:p text:style-name="P64"><text:bookmark text:name="recv_data"/><text:span text:style-name="T12">int recv_data(int sockfd, char* buf, int bufsize)</text:span></text:p>
        <text:p text:style-name="P7"/>
        <text:p text:style-name="P10">przyjmuje:</text:p>
        <text:list xml:id="list92516696810658" text:continue-list="list92517201607572" text:style-name="L1">
          <text:list-item>
            <text:p text:style-name="P39">socket</text:p>
          </text:list-item>
          <text:list-item>
            <text:p text:style-name="P39">buf – char wypełnione przez fukcję systemową recv (ilością bufsize)</text:p>
          </text:list-item>
          <text:list-item>
            <text:p text:style-name="P39">bufsize</text:p>
          </text:list-item>
        </text:list>
        <text:p text:style-name="P10"/>
        <text:p text:style-name="P10">zwraca:</text:p>
        <text:list xml:id="list1991638422" text:style-name="L3">
          <text:list-item>
            <text:p text:style-name="P41">ilość pozostalych bajtow do odebrania, powinno być 0</text:p>
          </text:list-item>
        </text:list>
        <text:p text:style-name="P10"/>
        <text:p text:style-name="P8"><text:bookmark text:name="send_response"/>int send_response(int sockfd, int rc)</text:p>
        <text:p text:style-name="P7"/>
        <text:p text:style-name="P10">przyjmuje:</text:p>
        <text:list xml:id="list92516670684784" text:continue-list="list92516696810658" text:style-name="L1">
          <text:list-item>
            <text:p text:style-name="P39">socket</text:p>
          </text:list-item>
          <text:list-item>
            <text:p text:style-name="P39">KOD i go wysyła funkcją systemową send</text:p>
          </text:list-item>
        </text:list>
        <text:p text:style-name="P10"/>
        <text:p text:style-name="P10">zwraca:</text:p>
        <text:list xml:id="list768836888" text:style-name="L4">
          <text:list-item>
            <text:p text:style-name="P42">0 przy sukcesie i -1 jeśli coś poszło nie tak</text:p>
          </text:list-item>
        </text:list>
        <text:p text:style-name="P10"><text:soft-page-break/></text:p>
        <text:p text:style-name="P8"><text:bookmark text:name="ftserve_start_data_conn"/>int ftserve_start_data_conn(int sock_control)</text:p>
        <text:p text:style-name="P7"/>
        <text:p text:style-name="P10">przyjmuje:</text:p>
        <text:list xml:id="list92516168766917" text:continue-list="list92516670684784" text:style-name="L1">
          <text:list-item>
            <text:p text:style-name="P36"><text:span text:style-name="T9">socket i wypełnia adres klienta i odpala </text:span><text:a xlink:type="simple" xlink:href="#socket_connect" office:target-frame-name="_top" xlink:show="replace" text:style-name="Internet_20_link" text:visited-style-name="Visited_20_Internet_20_Link"><text:span text:style-name="Domyślna_20_czcionka_20_akapitu"><text:span text:style-name="T9">socket_connect</text:span></text:span></text:a><text:span text:style-name="T9"> które odpala funkcję systemową connect.</text:span></text:p>
          </text:list-item>
        </text:list>
        <text:p text:style-name="P10"/>
        <text:p text:style-name="P10">zwraca:</text:p>
        <text:list xml:id="list2614646928" text:style-name="L5">
          <text:list-item>
            <text:p text:style-name="P43">wartość socketa połączonego serwera i klienta</text:p>
          </text:list-item>
        </text:list>
        <text:p text:style-name="P10"/>
        <text:p text:style-name="P8"><text:bookmark text:name="socket_connect"/>int socket_connect(int port, char*host)</text:p>
        <text:p text:style-name="P7"/>
        <text:p text:style-name="P10">przyjmuje:</text:p>
        <text:list xml:id="list92517719949105" text:continue-list="list92516168766917" text:style-name="L1">
          <text:list-item>
            <text:p text:style-name="P39">socket i wypełnia adres klienta i odpala socket_connect które odpala funkcję systemową connect.</text:p>
          </text:list-item>
        </text:list>
        <text:p text:style-name="P10"/>
        <text:p text:style-name="P10">zwraca:</text:p>
        <text:list xml:id="list556263669" text:style-name="L6">
          <text:list-item>
            <text:p text:style-name="P44">wartość socketa połączonego serwera i klienta</text:p>
          </text:list-item>
        </text:list>
        <text:p text:style-name="P11"/>
        <text:p text:style-name="P16">int open_database()</text:p>
        <text:p text:style-name="P16"/>
        <text:p text:style-name="P21">Funkcja otwiera plik z bazą danych i wypełnia globalną tablice struktur. Funkcja używana tylko dla komend modyfikowania, usuwania i dodawania produktów.</text:p>
        <text:p text:style-name="P11"/>
        <text:p text:style-name="P10">zwraca:</text:p>
        <text:list xml:id="list92517370780593" text:continue-numbering="true" text:style-name="L6">
          <text:list-item>
            <text:p text:style-name="P47">EXIT_FAILURE w przypadku braku możliwości otworzenia pliku</text:p>
          </text:list-item>
          <text:list-item>
            <text:p text:style-name="P47">w przypadku powodzenia zwraca INT database_size czyli wielkość bazy danych (ilość produktów)</text:p>
          </text:list-item>
        </text:list>
        <text:p text:style-name="P11"/>
        <text:p text:style-name="P16">void save_database()</text:p>
        <text:p text:style-name="P11"/>
        <text:p text:style-name="P21">Funkcja zapisuje tablice struktur w pliku bazy.</text:p>
        <text:p text:style-name="P11"/>
        <text:p text:style-name="P10">zwraca:</text:p>
        <text:list xml:id="list92516482769094" text:continue-numbering="true" text:style-name="L6">
          <text:list-item>
            <text:p text:style-name="P47">EXIT_FAILURE w przypadku braku możliwości otworzenia pliku do zapisu bazy</text:p>
          </text:list-item>
        </text:list>
        <text:p text:style-name="P12"/>
        <text:p text:style-name="P18">int ftserve_list(int sock_data, int sock_control)</text:p>
        <text:p text:style-name="P12"/>
        <text:p text:style-name="P21">Funkcja wypisuje listę produktów.</text:p>
        <text:p text:style-name="P12"/>
        <text:p text:style-name="P10">przyjmuje:</text:p>
        <text:list xml:id="list92517731827902" text:continue-list="list92517719949105" text:style-name="L1">
          <text:list-item>
            <text:p text:style-name="P39">socket <text:span text:style-name="T14">połączenia connect i socket Klienta</text:span></text:p>
          </text:list-item>
        </text:list>
        <text:p text:style-name="P10"/>
        <text:p text:style-name="P10">zwraca:</text:p>
        <text:list xml:id="list1092011037" text:style-name="L7">
          <text:list-item>
            <text:p text:style-name="P48">‘0’ w przypadku powodzenia operacji</text:p>
          </text:list-item>
          <text:list-item>
            <text:p text:style-name="P48">perror „err” kiedy funkcja systemowa send zgłasza awarię</text:p>
          </text:list-item>
          <text:list-item>
            <text:p text:style-name="P48">EXIT_FAILURE <text:span text:style-name="T15">kiedy baza jest pusta</text:span></text:p>
          </text:list-item>
        </text:list>
        <text:p text:style-name="P12"/>
        <text:p text:style-name="P12"/>
        <text:p text:style-name="P12"/>
        <text:p text:style-name="P18"><text:soft-page-break/>int ftserve_pokaz_towar(int sock_data, int sock_control, long int szukane_ID)</text:p>
        <text:p text:style-name="P12"/>
        <text:p text:style-name="P13"><text:tab/>Funkcja na podstawie przekazanej wartości kodu kreskowego, <text:span text:style-name="T17">próbuje</text:span> odnaleźć go w bazie.</text:p>
        <text:p text:style-name="P12"/>
        <text:p text:style-name="P12">i<text:span text:style-name="T1">nt ftserve_dodaj_towar(int sock_data, int sock_control, long int szukane_ID, char *nazwa, double price)</text:span></text:p>
        <text:p text:style-name="P12"/>
        <text:p text:style-name="P13"><text:tab/>Funkcja dodaje produkt, na podstawi podanego kodu kreskowego, nazwy i ceny. Jeśli dany kod kreskowy już istnieje zwracany jest błąd.</text:p>
        <text:p text:style-name="P12"/>
        <text:p text:style-name="P18">int ftserve_skasuj_towar(int sock_data, int sock_control, long int szukane_ID)</text:p>
        <text:p text:style-name="P12"/>
        <text:p text:style-name="P13"><text:tab/>Funkcja kasuje produkt o zadanym ID. Jesli produktu nie ma – zwracany jest błąd.</text:p>
        <text:p text:style-name="P12"/>
        <text:p text:style-name="P18">int ftserve_zmien_towar(int sock_data, int sock_control, long int szukane_ID, char *nowa_nazwa, double nowa_cena)</text:p>
        <text:p text:style-name="P12"/>
        <text:p text:style-name="P13"><text:tab/>Funkcja na podstawie podanego kodu kreskowego, nadpisuje wyszukany produkt nową nazwą i ceną. Jeśli produkt nie zostanie odnaleziony – zwracany jest błąd.</text:p>
        <text:p text:style-name="P12"/>
        <text:p text:style-name="P18">int ftserve_check_user(char*user, char*pass)</text:p>
        <text:p text:style-name="P12"/>
        <text:p text:style-name="P13"><text:tab/>Funkcja porównuje dane logowania z <text:span text:style-name="T23">pliku .auth z</text:span> danymi podanymi przez użytkownika. Zwraca 0 jeśli zalogowal się zwykly użytkownik lub 1 jeśli zalogował się admin. <text:span text:style-name="T23">Zwraca „-1” w momencie kiedy dane się nie zgadzają.</text:span></text:p>
        <text:p text:style-name="P12"/>
        <text:p text:style-name="P18">int ftserve_login(int sock_control)</text:p>
        <text:p text:style-name="P12"/>
        <text:p text:style-name="P14"><text:tab/>Ta funkcja <text:span text:style-name="T22">obsługuje dane otrzymane w momencie logowania się klienta na serwer. Funkcja zwraca dane logowania do funkcji ftserve_check_user(user, pass).</text:span></text:p>
        <text:p text:style-name="P12"/>
        <text:p text:style-name="P18">void ftserve_process(int sock_control)</text:p>
        <text:p text:style-name="P12"/>
        <text:p text:style-name="P14"><text:tab/>W tej funkcji znajduje się główna pętla serwera. Funkcja agreguje w sobie funkcję ftserve_recv_cmd i w zależności od tego jaką komendę dostanie – wywołuje komendy odpowiadające żądaniu klienta.</text:p>
        <text:p text:style-name="P11"/>
        <text:p text:style-name="P63"/>
        <text:h text:style-name="P76" text:outline-level="4"><text:span text:style-name="T16">Funkcje klienta</text:span></text:h>
        <text:p text:style-name="P7"/>
        <text:p text:style-name="P8">int ftclient_read_command (char* buf, int size, struct command *cstruct)</text:p>
        <text:p text:style-name="P7"/>
        <text:p text:style-name="P10">zwraca:</text:p>
        <text:list xml:id="list1213628919" text:style-name="L8">
          <text:list-item>
            <text:p text:style-name="P49">wypełnia buf komendą użytkownika wraz z argumentami, wypełnia cstruct czyli to miejsce gdzie zapisuje się sama komenda i jej argumenty</text:p>
          </text:list-item>
        </text:list>
        <text:p text:style-name="P10"/>
        <text:p text:style-name="P15"/>
        <text:p text:style-name="P15"/>
        <text:p text:style-name="P15"/>
        <text:p text:style-name="P15"><text:soft-page-break/>int read_reply()</text:p>
        <text:p text:style-name="P10"/>
        <text:p text:style-name="P10">zwraca:</text:p>
        <text:list xml:id="list4122497799" text:style-name="L9">
          <text:list-item>
            <text:p text:style-name="P45">wartość socketa połączonego serwera i klienta</text:p>
          </text:list-item>
        </text:list>
        <text:p text:style-name="P11"/>
        <text:p text:style-name="P16">void read_input(char* buffer, int size)</text:p>
        <text:p text:style-name="P11"/>
        <text:p text:style-name="P11"><text:tab/><text:span text:style-name="T17">Ta funkcja wypełnia buffer komendą użytkownika wpisaną z terminala.</text:span></text:p>
        <text:p text:style-name="P11"/>
        <text:p text:style-name="P16">void ftclient_login()</text:p>
        <text:p text:style-name="P11"/>
        <text:p text:style-name="P11"><text:tab/><text:span text:style-name="T18">Funkcja która obsługuje moment logowania. Za pomocą funkcji read_input wczytuje najpier nazwę użytkownika, a następnie hasło (które dzięki funkcji char *get_pass(char *sign) nie wyświetla się w momencie jego wpisywania). Nazwa użytkownika i hasło wysyłane są na serwer funkcją ftclient_send_cmd(&amp;cmd). Po otrzymaniu odpowiedzi od serwera możliwe są 4 opcje:</text:span></text:p>
        <text:list xml:id="list2986244528" text:style-name="L12">
          <text:list-item>
            <text:p text:style-name="P54">brak walidacji dla danej nazwy użytkownika i hasła</text:p>
          </text:list-item>
          <text:list-item>
            <text:p text:style-name="P54">zalogowanie się jako normalny użytkownik</text:p>
          </text:list-item>
          <text:list-item>
            <text:p text:style-name="P54">zalogowanie się jako administrator</text:p>
          </text:list-item>
          <text:list-item>
            <text:p text:style-name="P54">błąd przy odbieraniu wiadomości z serwera</text:p>
          </text:list-item>
        </text:list>
        <text:p text:style-name="P11"/>
        <text:p text:style-name="P17">int ftclient_read_COMMAND(char* buf, int size, struct COMMAND *cstruct)</text:p>
        <text:p text:style-name="P17"/>
        <text:p text:style-name="P14"><text:tab/>Ta funkcja sczytuje komendę użytkownika za pomocą funkcji <text:span text:style-name="T16">read_input<text:tab/>i wypełnia nią buf i cstruct. Funkcja zwraca bląd (-1) w momencie nierozpoznania instrukcji użytkownika. W przypadku powodzenia operacji funkcja zwraca 0.</text:span></text:p>
        <text:p text:style-name="P14"/>
        <text:p text:style-name="P58">int ftclient_open_conn(int sock_con)</text:p>
        <text:p text:style-name="P14"/>
        <text:p text:style-name="P53"><text:tab/>Ta funkcja tworzy połączenie z serwerem. Najpierw tworzy gniazdo nasluchujące przy pomocy funkcji socket_create. W momencie otrzymania odpowiedzi od serwera, tworzy gniazdo sock_conn przy pomocy funkcji socket_accept. Funkcja zwraca deskryptor połączonego gniazda.</text:p>
        <text:p text:style-name="P53"/>
        <text:p text:style-name="P59">int ftclient_odbierz_info_po_komendzie(int sock_data, int sock_con)</text:p>
        <text:p text:style-name="P53"/>
        <text:p text:style-name="P60"><text:span text:style-name="T19"><text:tab/>Funkcja która po połączeniu z serwerem przy pomocy funkcji systemowej recv odbiera dane z serwera. Funkcja zwraca błędy w momencie kiedy recv zgłasza błąd (&lt;0). W momencie wykonania swojego zadania funkcja zwraca 0.</text:span></text:p>
        <text:p text:style-name="P23"/>
        <text:h text:style-name="P72" text:outline-level="1">Przypadki użycia</text:h>
        <text:h text:style-name="P77" text:outline-level="3">Klient loguje się do serwera</text:h>
        <text:p text:style-name="P68"><text:tab/>Klient wywołuje login „<text:span text:style-name="T20">user”, wpisuje hasło „pass”. Otrzymana informacja: Successful USER login. Klient jest zalogowany. Kiedy podamy użytkownika „admin” i hasło „admin” to otrzymamy informację: Successful ADMIN login. W momencie podania niepoprawnych danych wyświetla się Invalid username/password i wychodzimy do terminala.</text:span></text:p>
        <text:h text:style-name="P77" text:outline-level="3"><text:soft-page-break/>Klient wylogowuje się z serwera</text:h>
        <text:p text:style-name="P23">Klient wywołuje „<text:span text:style-name="T21">quit”. Rozłączamy się z serwerem</text:span></text:p>
        <text:h text:style-name="P78" text:outline-level="3"><text:span text:style-name="T23">Użytkownik szuka towaru</text:span></text:h>
        <text:p text:style-name="P69">Po zalogowaniu wpisujemy poka 112233. Serwer zwraca nam informację: „Znaleziono produkt: 112233 czekolada 8”. Jeśli nie znajdzie towaru to pojawia się: „Nie znaleziono produktu o zadanym kodzie kreskowym”</text:p>
        <text:h text:style-name="P78" text:outline-level="3"><text:span text:style-name="T23">Admin usuwa towar</text:span></text:h>
        <text:p text:style-name="P69">Po zalogowaniu wpisujemy skas 112233. Serwer zwraca nam informację: „Skasowano produkt: 112233 czekolada 8”. Komenda poka 112233 nie odnajduje już takiego Towaru.</text:p>
        <text:h text:style-name="P78" text:outline-level="3"><text:span text:style-name="T23">Admin dodaje towar</text:span></text:h>
        <text:p text:style-name="P69">Po zalogowaniu wpisujemy doda 112233 czekolada 11. Serwer zwraca nam informację: „Dodajemy produkt o zadanych danych do bazy”. Komenda poka 112233 zwraca nam już: „Znaleziono produkt: 112233 czekolada 11”.</text:p>
        <text:h text:style-name="P78" text:outline-level="3"><text:span text:style-name="T23">Admin zmienia towar</text:span></text:h>
        <text:p text:style-name="P69">Po zalogowaniu wpisujemy zmin 112233 czekolada 111. Serwer zwraca nam informację: „Odnaleziony produkt: 112233 czekolada 11 zmieniamy na: czekolada 111”. Komenda poka 112233 zwraca nam już: „Znaleziono produkt: 112233 czekolada 111”.</text:p>
        <text:p text:style-name="P23"/>
        <text:h text:style-name="P72" text:outline-level="1">Aplikacja klienta</text:h>
        <text:h text:style-name="P73" text:outline-level="2">Wstęp</text:h>
        <text:p text:style-name="P19">Pętla klienta działa na zasadzie:</text:p>
        <text:p text:style-name="P19"/>
        <text:list xml:id="list1759992889" text:style-name="L10">
          <text:list-item text:start-value="1">
            <text:p text:style-name="P55">odpalamy ftclient_read_command które wczytuje komendę użytkownika i wypełnia nią bufor i zapisuje samą komendę.</text:p>
          </text:list-item>
          <text:list-item>
            <text:p text:style-name="P55">następnie to co jest zapisane w buforze wysyłane jest za pomocą funkcji systemowej ‘send’ na serwer</text:p>
          </text:list-item>
          <text:list-item>
            <text:p text:style-name="P55">uruchamiana jest funkcja read_reply która to uruchamia funkcję systemową ‘recv’ w celu odebrania kodu zwrotnego</text:p>
          </text:list-item>
          <text:list-item>
            <text:p text:style-name="P55">jeśli otrzymamy ‘221’ serwer wykonuje komendę exit</text:p>
          </text:list-item>
          <text:list-item>
            <text:p text:style-name="P55">przy kodzie ‘502’ wypisywana jest komenda o błędnej komendzie</text:p>
          </text:list-item>
          <text:list-item>
            <text:p text:style-name="P55">przy ‘200’ wiemy że dostaliśmy komendę do przeprocesowania</text:p>
          </text:list-item>
          <text:list-item>
            <text:p text:style-name="P55">otwierane jest połączenie/socket ftclient_open_conn</text:p>
          </text:list-item>
          <text:list-item>
            <text:p text:style-name="P62"><text:span text:style-name="T8">sprawdzana jest wartość komendy i odbierany strumien danych przez komendę </text:span><text:span text:style-name="pl-c1"><text:span text:style-name="T8">ftclient_odbierz_info_po_komendzie która korzysta z funkcji systemowej recv</text:span></text:span></text:p>
          </text:list-item>
          <text:list-item>
            <text:p text:style-name="P55">po przeprocesowaniu komendy socket połączenia jest zamykany i wracamy do początku pętli</text:p>
          </text:list-item>
        </text:list>
        <text:h text:style-name="P72" text:outline-level="1"><text:soft-page-break/>Aplikacja serwera</text:h>
        <text:h text:style-name="P73" text:outline-level="2">Wstęp</text:h>
        <text:list xml:id="list2930431637" text:style-name="L10">
          <text:list-item>
            <text:p text:style-name="P62"><text:span text:style-name="T8">odpalamy <text:s/></text:span><text:a xlink:type="simple" xlink:href="#ftserve_recv_cmd" office:target-frame-name="_top" xlink:show="replace" text:style-name="Internet_20_link" text:visited-style-name="Visited_20_Internet_20_Link"><text:span text:style-name="Domyślna_20_czcionka_20_akapitu">f</text:span></text:a><text:a xlink:type="simple" xlink:href="#ftserve_recv_cmd" office:target-frame-name="_top" xlink:show="replace" text:style-name="Internet_20_link" text:visited-style-name="Visited_20_Internet_20_Link"><text:span text:style-name="Domyślna_20_czcionka_20_akapitu">tserve</text:span></text:a><text:a xlink:type="simple" xlink:href="#ftserve_recv_cmd" office:target-frame-name="_top" xlink:show="replace" text:style-name="Internet_20_link" text:visited-style-name="Visited_20_Internet_20_Link"><text:span text:style-name="Domyślna_20_czcionka_20_akapitu"><text:span text:style-name="T9">_recv_cmd</text:span></text:span></text:a><text:span text:style-name="T9"> ktore otrzymuje nazwę komendy i argumenty i zwraca kod grupy komend (quit | instrukcje | invalid)</text:span></text:p>
          </text:list-item>
          <text:list-item>
            <text:p text:style-name="P51">konwertujemy argumenty na pojedyncze wartości argumentów</text:p>
          </text:list-item>
          <text:list-item>
            <text:p text:style-name="P62"><text:span text:style-name="T9">jeśli dostaliśmy instrukcje, czyli kod 200 to otwieramy połączenie </text:span><text:a xlink:type="simple" xlink:href="#ftserve_start_data_conn" office:target-frame-name="_top" xlink:show="replace" text:style-name="Internet_20_link" text:visited-style-name="Visited_20_Internet_20_Link"><text:span text:style-name="Domyślna_20_czcionka_20_akapitu"><text:span text:style-name="T9">ftserve_start_data_conn</text:span></text:span></text:a><text:span text:style-name="T9">, które zwraca deskryptor już połączonego socketa serwer-klient</text:span></text:p>
          </text:list-item>
          <text:list-item>
            <text:p text:style-name="P51">teraz sprawdzamy jaka komenda przyszła i ją obsługujemy</text:p>
          </text:list-item>
          <text:list-item>
            <text:p text:style-name="P51">dla komendy LIST jest to:</text:p>
            <text:list>
              <text:list-item>
                <text:p text:style-name="P62"><text:span text:style-name="T9">odpala się dana funkcja, coś tam procesuje i używa </text:span><text:a xlink:type="simple" xlink:href="#send_response" office:target-frame-name="_top" xlink:show="replace" text:style-name="Internet_20_link" text:visited-style-name="Visited_20_Internet_20_Link"><text:span text:style-name="Domyślna_20_czcionka_20_akapitu"><text:span text:style-name="T9">send_response</text:span></text:span></text:a><text:span text:style-name="T9"> że</text:span><text:span text:style-name="T8">by wysłać kod „1”</text:span></text:p>
              </text:list-item>
              <text:list-item>
                <text:p text:style-name="P55">następnie przy pomocy funkcji systemowej send wysyła DANE, a po zakończeniu wysyła kod „226”</text:p>
              </text:list-item>
            </text:list>
          </text:list-item>
          <text:list-item>
            <text:p text:style-name="P55">Należy dodać że w momencie logowania serwer sprawdza czy użytkownik jest zwykłym userem czy adminem i w zależności od tego pozwala lub nie na wykonywanie pewnych komend. </text:p>
          </text:list-item>
        </text:list>
        <text:p text:style-name="P27"><text:s/></text:p>
        <text:h text:style-name="P72" text:outline-level="1">Przechowywane dane </text:h>
        <text:h text:style-name="P73" text:outline-level="2">Wstęp</text:h>
        <text:p text:style-name="P70"><text:span text:style-name="T8">Struktura programu składa się z 6 plików. Oddzielny plik nagłówkowy i plik z funkcjami ma serwer jak i klient. Jest jeszcze współdzielona biblioteka, która również ma oddzielnie plik nagłówkowy i plik z definicjami funkcji.</text:span></text:p>
        <text:list xml:id="list1686100920" text:style-name="L13">
          <text:list-item>
            <text:p text:style-name="P71"><text:span text:style-name="T8">klient.c</text:span></text:p>
          </text:list-item>
          <text:list-item>
            <text:p text:style-name="P71"><text:span text:style-name="T8">klient.h</text:span></text:p>
          </text:list-item>
          <text:list-item>
            <text:p text:style-name="P71"><text:span text:style-name="T8">serwer.c</text:span></text:p>
          </text:list-item>
          <text:list-item>
            <text:p text:style-name="P71"><text:span text:style-name="T8">serwer.h</text:span></text:p>
          </text:list-item>
          <text:list-item>
            <text:p text:style-name="P71"><text:span text:style-name="T8">biblioteka.c</text:span></text:p>
          </text:list-item>
          <text:list-item>
            <text:p text:style-name="P71"><text:span text:style-name="T8">biblioteka.</text:span><text:span text:style-name="T13">h</text:span></text:p>
          </text:list-item>
        </text:list>
        <text:h text:style-name="P74" text:outline-level="2">Plik .auth</text:h>
        <text:p text:style-name="P23">P<text:span text:style-name="T7">lik przechowuje dane w formie „użytkownik hasło”. Po danej linii następuje walidacja poprawności danych.</text:span></text:p>
        <text:h text:style-name="P74" text:outline-level="2">Plik .baza</text:h>
        <text:p text:style-name="P28">P<text:span text:style-name="T7">lik przechowuje dane w formie „kod_kreskowy nazwa_towaru cena_towaru”. Po danym kodzie kreskowym następuje przeszukiwanie danych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StarSymbol" svg:font-family="StarSymbol, 'Arial Unicode MS'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agłówek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Podpis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Nagłówek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" style:display-name="Domyślna czcionka akapitu" style:family="text"/>
    <style:style style:name="Absatz-Standardschriftart" style:family="text"/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1" style:display-name="Domyślna czcionka akapitu1" style:family="text"/>
    <style:style style:name="Numbering_20_Symbols" style:display-name="Numbering Symbols" style:family="text"/>
    <style:style style:name="Symbole_20_wypunktowania" style:display-name="Symbole wypunktowania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l-c1" style:family="text" style:parent-style-name="Domyślna_20_czcionka_20_akapitu"/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2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2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5.955cm" fo:text-indent="-0.635cm" fo:margin-left="5.955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8.615cm" fo:text-indent="-0.635cm" fo:margin-left="8.615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9.945cm" fo:text-indent="-0.635cm" fo:margin-left="9.94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11.275cm" fo:text-indent="-0.635cm" fo:margin-left="11.27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 style:num-format="1">9</text:page-count></text:p>
      </style:footer>
    </style:master-page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owanie aplikacji klient-serwer</dc:title>
    <meta:initial-creator>M. Nalbach-Moszyńska</meta:initial-creator>
    <meta:creation-date>2014-03-15T14:33:00</meta:creation-date>
    <dc:date>2018-06-30T09:25:13.699390872</dc:date>
    <meta:print-date>2113-01-01T00:00:00</meta:print-date>
    <meta:editing-cycles>8</meta:editing-cycles>
    <meta:editing-duration>PT40M39S</meta:editing-duration>
    <meta:generator>LibreOffice/6.0.5.2$Linux_X86_64 LibreOffice_project/00$Build-2</meta:generator>
    <meta:document-statistic meta:table-count="1" meta:image-count="0" meta:object-count="0" meta:page-count="9" meta:paragraph-count="211" meta:word-count="1662" meta:character-count="11565" meta:non-whitespace-character-count="10030"/>
  </office:meta>
</office:document-meta>
</file>